
<file path=META-INF/manifest.xml><?xml version="1.0" encoding="utf-8"?>
<!DOCTYPE manifest  PUBLIC '-//OpenOffice.org//DTD Manifest 1.0//EN'  'Manifest.dtd'>
<manifest:manifest xmlns:manifest="urn:oasis:names:tc:opendocument:xmlns:manifest:1.0">
  <manifest:file-entry manifest:media-type="application/vnd.oasis.opendocument.graphics"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top" fo:padding-top="0.508cm"/>
    </style:style>
    <style:style style:name="gr2" style:family="graphic" style:parent-style-name="standard">
      <style:graphic-properties draw:fill="solid" draw:fill-color="#ccffff" draw:textarea-horizontal-align="center" draw:textarea-vertical-align="middle"/>
    </style:style>
    <style:style style:name="gr3" style:family="graphic" style:parent-style-name="standard">
      <style:graphic-properties draw:fill="solid" draw:fill-color="#00ff00"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1.978cm" fo:min-width="5.24cm"/>
    </style:style>
    <style:style style:name="gr6" style:family="graphic" style:parent-style-name="standard">
      <style:graphic-properties draw:stroke="none" svg:stroke-color="#000000" draw:fill="none" draw:fill-color="#ffffff" draw:textarea-horizontal-align="left" draw:auto-grow-height="true" draw:auto-grow-width="true" fo:min-height="2.034cm" fo:min-width="4.816cm"/>
    </style:style>
    <style:style style:name="gr7" style:family="graphic" style:parent-style-name="standard">
      <style:graphic-properties draw:fill="solid" draw:fill-color="#ffcc99" draw:textarea-horizontal-align="center" draw:textarea-vertical-align="middle"/>
    </style:style>
    <style:style style:name="gr8" style:family="graphic" style:parent-style-name="standard">
      <style:graphic-properties draw:fill="solid" draw:fill-color="#000080" draw:textarea-horizontal-align="justify" draw:textarea-vertical-align="middle" draw:auto-grow-height="false" fo:min-height="0cm" fo:min-width="0cm"/>
    </style:style>
    <style:style style:name="gr9" style:family="graphic" style:parent-style-name="standard">
      <style:graphic-properties draw:fill="solid" draw:fill-color="#ffff00" draw:textarea-vertical-align="middle" draw:auto-grow-height="false" fo:min-height="0.749cm" fo:min-width="0.499cm"/>
    </style:style>
    <style:style style:name="gr10" style:family="graphic" style:parent-style-name="standard">
      <style:graphic-properties draw:stroke="none" svg:stroke-color="#000000" draw:fill="none" draw:fill-color="#ffffff" draw:textarea-horizontal-align="left" draw:auto-grow-height="true" draw:auto-grow-width="true" fo:min-height="1.264cm" fo:min-width="6.071cm"/>
    </style:style>
    <style:style style:name="gr11" style:family="graphic" style:parent-style-name="standard">
      <style:graphic-properties draw:stroke="none" svg:stroke-color="#000000" draw:fill="none" draw:fill-color="#ffffff" draw:textarea-horizontal-align="left" draw:auto-grow-height="true" draw:auto-grow-width="true" fo:min-height="1.108cm" fo:min-width="2.707cm"/>
    </style:style>
    <style:style style:name="gr12" style:family="graphic" style:parent-style-name="standard">
      <style:graphic-properties draw:fill="solid" draw:fill-color="#99ccff" draw:textarea-horizontal-align="center" draw:textarea-vertical-align="middle"/>
    </style:style>
    <style:style style:name="gr13" style:family="graphic" style:parent-style-name="standard">
      <style:graphic-properties draw:marker-end="Arrow" draw:marker-end-width="0.152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265cm" fo:min-width="1.616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align="end" fo:text-indent="0cm"/>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color="#ffff00"/>
    </style:style>
    <style:style style:name="P6" style:family="paragraph">
      <style:paragraph-properties fo:margin-left="0cm" fo:margin-right="0cm" fo:text-indent="0cm"/>
      <style:text-properties fo:font-size="12pt"/>
    </style:style>
    <style:style style:name="P7" style:family="paragraph">
      <style:paragraph-properties fo:margin-left="0cm" fo:margin-right="0cm" fo:text-align="center" fo:text-indent="0cm"/>
      <style:text-properties fo:font-size="9pt"/>
    </style:style>
    <style:style style:name="P8" style:family="paragraph">
      <style:paragraph-properties fo:margin-left="0cm" fo:margin-right="0cm" fo:text-indent="0cm"/>
      <style:text-properties fo:font-size="9pt"/>
    </style:style>
    <style:style style:name="P9" style:family="paragraph">
      <style:paragraph-properties fo:margin-left="0cm" fo:margin-right="0cm" fo:text-indent="0cm"/>
      <style:text-properties fo:font-size="6pt"/>
    </style:style>
    <style:style style:name="P10" style:family="paragraph">
      <style:paragraph-properties fo:margin-left="0cm" fo:margin-right="0cm" fo:text-align="start" fo:text-indent="0cm"/>
      <style:text-properties fo:font-size="9pt"/>
    </style:style>
    <style:style style:name="T1" style:family="text">
      <style:text-properties fo:color="#ffff00"/>
    </style:style>
    <style:style style:name="T2" style:family="text">
      <style:text-properties fo:font-size="12pt"/>
    </style:style>
    <style:style style:name="T3" style:family="text">
      <style:text-properties fo:font-size="9pt"/>
    </style:style>
    <style:style style:name="T4" style:family="text">
      <style:text-properties fo:font-size="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8.122cm" svg:height="4.081cm" svg:x="16.108cm" svg:y="11.132cm">
          <text:p text:style-name="P1">Glidein Factory</text:p>
        </draw:rect>
        <draw:rect draw:style-name="gr2" draw:text-style-name="P1" draw:layer="layout" svg:width="5.929cm" svg:height="2.491cm" svg:x="2.406cm" svg:y="11.787cm">
          <text:p text:style-name="P1">VO frontend</text:p>
        </draw:rect>
        <draw:custom-shape draw:style-name="gr3" draw:text-style-name="P1" draw:layer="layout" svg:width="9.606cm" svg:height="2.324cm" svg:x="8.52cm" svg:y="5.798cm">
          <text:p text:style-name="P1">Collector</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2" draw:layer="layout" svg:x1="5.291cm" svg:y1="11.595cm" svg:x2="8.705cm" svg:y2="8.254cm">
          <text:p text:style-name="P4"/>
        </draw:line>
        <draw:line draw:style-name="gr4" draw:text-style-name="P2" draw:layer="layout" svg:x1="19.519cm" svg:y1="10.958cm" svg:x2="16.721cm" svg:y2="8.254cm">
          <text:p text:style-name="P4"/>
        </draw:line>
        <draw:frame draw:style-name="gr5" draw:text-style-name="P3" draw:layer="layout" svg:width="5.74cm" svg:height="2.228cm" svg:x="17.88cm" svg:y="8.368cm">
          <draw:text-box>
            <text:p text:style-name="P3">Publish available</text:p>
            <text:p text:style-name="P3"><text:s text:c="5"/>glidein entries</text:p>
          </draw:text-box>
        </draw:frame>
        <draw:frame draw:style-name="gr6" draw:text-style-name="P3" draw:layer="layout" svg:width="5.316cm" svg:height="2.284cm" svg:x="2.468cm" svg:y="8.605cm">
          <draw:text-box>
            <text:p text:style-name="P3">Publish needed</text:p>
            <text:p text:style-name="P4">glideins rates</text:p>
          </draw:text-box>
        </draw:frame>
        <draw:rect draw:style-name="gr7" draw:text-style-name="P1" draw:layer="layout" svg:width="6.19cm" svg:height="2.118cm" svg:x="2.247cm" svg:y="15.616cm">
          <text:p text:style-name="P1">Job Schedd</text:p>
        </draw:rect>
        <draw:line draw:style-name="gr4" draw:text-style-name="P2" draw:layer="layout" svg:x1="5.39cm" svg:y1="15.433cm" svg:x2="5.38cm" svg:y2="14.423cm">
          <text:p text:style-name="P4"/>
        </draw:line>
        <draw:custom-shape draw:style-name="gr8" draw:text-style-name="P5" draw:layer="layout" svg:width="3.089cm" svg:height="1.446cm" svg:x="16.816cm" svg:y="13.223cm">
          <text:p text:style-name="P1"><text:span text:style-name="T1">EntryP1</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3.227cm" svg:height="1.446cm" svg:x="20.277cm" svg:y="13.223cm">
          <text:p text:style-name="P1"><text:span text:style-name="T1">EntryP2</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5.382cm" svg:height="2.915cm" svg:x="14.046cm" svg:y="16.304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1" draw:layer="layout" svg:width="5.382cm" svg:height="2.915cm" svg:x="20.458cm" svg:y="16.494cm">
          <text:p text:style-name="P1">Grid sit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2" draw:layer="layout" svg:x1="18.203cm" svg:y1="14.793cm" svg:x2="17.186cm" svg:y2="16.222cm">
          <text:p text:style-name="P4"/>
        </draw:line>
        <draw:line draw:style-name="gr4" draw:text-style-name="P2" draw:layer="layout" svg:x1="21.825cm" svg:y1="14.746cm" svg:x2="22.326cm" svg:y2="16.59cm">
          <text:p text:style-name="P4"/>
        </draw:line>
        <draw:frame draw:style-name="gr10" draw:text-style-name="P6" draw:layer="layout" svg:width="3.381cm" svg:height="0.882cm" svg:x="14.16cm" svg:y="15.254cm">
          <draw:text-box>
            <text:p text:style-name="P4"><text:span text:style-name="T2">Submit glideins</text:span></text:p>
          </draw:text-box>
        </draw:frame>
        <draw:frame draw:style-name="gr10" draw:text-style-name="P6" draw:layer="layout" svg:width="3.381cm" svg:height="0.882cm" svg:x="22.24cm" svg:y="15.346cm">
          <draw:text-box>
            <text:p text:style-name="P4"><text:span text:style-name="T2">Submit glideins</text:span></text:p>
          </draw:text-box>
        </draw:frame>
        <draw:rect draw:style-name="gr2" draw:text-style-name="P7" draw:layer="layout" svg:width="2.413cm" svg:height="1.016cm" svg:x="3.671cm" svg:y="2.724cm">
          <text:p text:style-name="P7"><text:span text:style-name="T3">VO frontend</text:span></text:p>
        </draw:rect>
        <draw:frame draw:style-name="gr11" draw:text-style-name="P8" draw:layer="layout" svg:width="3.207cm" svg:height="1.358cm" svg:x="6.568cm" svg:y="3.506cm">
          <draw:text-box>
            <text:p text:style-name="P8"><text:span text:style-name="T3">Publish needed</text:span></text:p>
            <text:p text:style-name="P8"><text:span text:style-name="T3">glideins rates</text:span></text:p>
          </draw:text-box>
        </draw:frame>
        <draw:line draw:style-name="gr4" draw:text-style-name="P2" draw:layer="layout" svg:x1="6.127cm" svg:y1="3.947cm" svg:x2="8.375cm" svg:y2="6.035cm">
          <text:p text:style-name="P4"/>
        </draw:line>
        <draw:rect draw:style-name="gr2" draw:text-style-name="P7" draw:layer="layout" svg:width="2.413cm" svg:height="1.016cm" svg:x="2.271cm" svg:y="5.925cm">
          <text:p text:style-name="P7"><text:span text:style-name="T3">VO frontend</text:span></text:p>
        </draw:rect>
        <draw:frame draw:style-name="gr11" draw:text-style-name="P8" draw:layer="layout" svg:width="3.207cm" svg:height="1.358cm" svg:x="5.168cm" svg:y="6.907cm">
          <draw:text-box>
            <text:p text:style-name="P8"><text:span text:style-name="T3">Publish needed</text:span></text:p>
            <text:p text:style-name="P8"><text:span text:style-name="T3">glideins rates</text:span></text:p>
          </draw:text-box>
        </draw:frame>
        <draw:line draw:style-name="gr4" draw:text-style-name="P2" draw:layer="layout" svg:x1="4.896cm" svg:y1="6.494cm" svg:x2="8.406cm" svg:y2="6.998cm">
          <text:p text:style-name="P4"/>
        </draw:line>
        <draw:rect draw:style-name="gr12" draw:text-style-name="P7" draw:layer="layout" svg:width="2.413cm" svg:height="1.016cm" svg:x="18.172cm" svg:y="2.524cm">
          <text:p text:style-name="P7"><text:span text:style-name="T3">Glidein Factory</text:span></text:p>
        </draw:rect>
        <draw:custom-shape draw:style-name="gr9" draw:text-style-name="P7" draw:layer="layout" svg:width="2.311cm" svg:height="1.27cm" svg:x="19.832cm" svg:y="0.877cm">
          <text:p text:style-name="P7"><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2" draw:text-style-name="P7" draw:layer="layout" svg:width="2.413cm" svg:height="1.016cm" svg:x="21.673cm" svg:y="5.225cm">
          <text:p text:style-name="P7"><text:span text:style-name="T3">Glidein Factory</text:span></text:p>
        </draw:rect>
        <draw:custom-shape draw:style-name="gr9" draw:text-style-name="P7" draw:layer="layout" svg:width="2.311cm" svg:height="1.27cm" svg:x="23.333cm" svg:y="3.278cm">
          <text:p text:style-name="P7"><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2.311cm" svg:height="1.27cm" svg:x="24.834cm" svg:y="4.978cm">
          <text:p text:style-name="P7"><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9" draw:text-style-name="P7" draw:layer="layout" svg:width="2.311cm" svg:height="1.27cm" svg:x="23.435cm" svg:y="6.778cm">
          <text:p text:style-name="P7"><text:span text:style-name="T3">Grid sit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4" draw:text-style-name="P2" draw:layer="layout" svg:x1="19.073cm" svg:y1="3.622cm" svg:x2="17.427cm" svg:y2="5.691cm">
          <text:p text:style-name="P4"/>
        </draw:line>
        <draw:line draw:style-name="gr4" draw:text-style-name="P2" draw:layer="layout" svg:x1="21.496cm" svg:y1="5.738cm" svg:x2="18.203cm" svg:y2="6.844cm">
          <text:p text:style-name="P4"/>
        </draw:line>
        <draw:line draw:style-name="gr13" draw:text-style-name="P2" draw:layer="layout" svg:x1="19.544cm" svg:y1="2.516cm" svg:x2="20.061cm" svg:y2="1.928cm">
          <text:p text:style-name="P4"/>
        </draw:line>
        <draw:line draw:style-name="gr13" draw:text-style-name="P2" draw:layer="layout" svg:x1="23.145cm" svg:y1="5.116cm" svg:x2="23.662cm" svg:y2="4.528cm">
          <text:p text:style-name="P4"/>
        </draw:line>
        <draw:line draw:style-name="gr13" draw:text-style-name="P2" draw:layer="layout" svg:x1="23.146cm" svg:y1="6.316cm" svg:x2="23.636cm" svg:y2="6.844cm">
          <text:p text:style-name="P4"/>
        </draw:line>
        <draw:line draw:style-name="gr13" draw:text-style-name="P2" draw:layer="layout" svg:x1="24.246cm" svg:y1="5.716cm" svg:x2="24.741cm" svg:y2="5.644cm">
          <text:p text:style-name="P4"/>
        </draw:line>
        <draw:frame draw:style-name="gr14" draw:text-style-name="P9" draw:layer="layout" svg:width="2.116cm" svg:height="0.569cm" svg:x="23.4cm" svg:y="6.255cm">
          <draw:text-box>
            <text:p text:style-name="P9"><text:span text:style-name="T4">Submit glideins</text:span></text:p>
          </draw:text-box>
        </draw:frame>
        <draw:frame draw:style-name="gr14" draw:text-style-name="P9" draw:layer="layout" svg:width="2.116cm" svg:height="0.569cm" svg:x="21.5cm" svg:y="4.456cm">
          <draw:text-box>
            <text:p text:style-name="P9"><text:span text:style-name="T4">Submit glideins</text:span></text:p>
          </draw:text-box>
        </draw:frame>
        <draw:frame draw:style-name="gr14" draw:text-style-name="P9" draw:layer="layout" svg:width="2.116cm" svg:height="0.569cm" svg:x="17.9cm" svg:y="1.857cm">
          <draw:text-box>
            <text:p text:style-name="P9"><text:span text:style-name="T4">Submit glideins</text:span></text:p>
          </draw:text-box>
        </draw:frame>
        <draw:frame draw:style-name="gr14" draw:text-style-name="P9" draw:layer="layout" svg:width="2.116cm" svg:height="0.887cm" svg:x="23.9cm" svg:y="4.758cm">
          <draw:text-box>
            <text:p text:style-name="P9"><text:span text:style-name="T4">Submit</text:span></text:p>
            <text:p text:style-name="P9"><text:span text:style-name="T4">glideins</text:span></text:p>
          </draw:text-box>
        </draw:frame>
        <draw:frame draw:style-name="gr5" draw:text-style-name="P10" draw:layer="layout" svg:width="5.74cm" svg:height="2.228cm" svg:x="15.78cm" svg:y="3.868cm">
          <draw:text-box>
            <text:p text:style-name="P10"><text:span text:style-name="T3">Publish available</text:span></text:p>
            <text:p text:style-name="P10"><text:span text:style-name="T3">glidein entries</text:span></text:p>
          </draw:text-box>
        </draw:frame>
        <draw:frame draw:style-name="gr5" draw:text-style-name="P10" draw:layer="layout" svg:width="5.74cm" svg:height="2.228cm" svg:x="18.28cm" svg:y="4.968cm">
          <draw:text-box>
            <text:p text:style-name="P10"><text:span text:style-name="T3">Publish available</text:span></text:p>
            <text:p text:style-name="P10"><text:span text:style-name="T3">glidein entri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Nimbus Sans L'" style:font-pitch-asian="variable" style:font-size-asian="24pt" style:language-asian="none" style:country-asian="none" style:font-family-complex="Lucida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Nimbus Sans L'"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7.94cm" fo:page-height="21.59cm" style:print-orientation="landscape"/>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Build-8825</meta:generator>
    <meta:creation-date>2006-09-25T08:33:25</meta:creation-date>
    <dc:date>2006-09-25T09:47:04</dc:date>
    <dc:language>en-US</dc:language>
    <meta:editing-cycles>2</meta:editing-cycles>
    <meta:editing-duration>PT1H13M41S</meta:editing-duration>
    <meta:user-defined meta:name="Info 1"/>
    <meta:user-defined meta:name="Info 2"/>
    <meta:user-defined meta:name="Info 3"/>
    <meta:user-defined meta:name="Info 4"/>
    <meta:document-statistic meta:object-count="41"/>
  </office:meta>
</office:document-meta>
</file>